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61e3" officeooo:paragraph-rsid="000b6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alisation d'un service web et d'une base de données pour l'UNICEF Seine-Maritime afin de créer un outil de gestion des interventions externes des bénévo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7:32:08.725216988</dc:date>
    <meta:document-statistic meta:table-count="0" meta:image-count="0" meta:object-count="0" meta:page-count="1" meta:paragraph-count="1" meta:word-count="24" meta:character-count="158" meta:non-whitespace-character-count="135"/>
    <meta:generator>LibreOffice/4.2.8.2$Linux_x86 LibreOffice_project/420m0$Build-2</meta:generator>
  </office:meta>
</office:document-meta>
</file>